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</style:style>
    <style:style style:name="P9" style:family="paragraph" style:parent-style-name="Standard" style:list-style-name="L3">
      <style:paragraph-properties fo:text-align="justify" style:justify-single-word="fals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/>
    </style:style>
    <style:style style:name="P13" style:family="paragraph" style:parent-style-name="Standard">
      <style:paragraph-properties fo:text-align="justify" style:justify-single-word="false"/>
      <style:text-properties fo:color="#000000"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3"/></text:p>
      <text:p text:style-name="Standard"/>
      <text:p text:style-name="Standard"/>
      <text:p text:style-name="P1"><text:s text:c="44"/><text:tab/><text:tab/><text:span text:style-name="T2">CAHIER <text:s/>DES CHARGES</text:span></text:p>
      <text:p text:style-name="P4"/>
      <text:p text:style-name="P2"><text:span text:style-name="T1"><text:s text:c="53"/><text:tab/>Pause Gourmande</text:span><text:tab/><text:tab/><text:tab/><text:tab/><text:tab/></text:p>
      <text:p text:style-name="P5"/>
      <text:p text:style-name="P3"/>
      <text:p text:style-name="P12"><text:s/><text:span text:style-name="T2">Présentation :</text:span></text:p>
      <text:p text:style-name="P12"/>
      <text:p text:style-name="P1">Mon objectif est de créer le site vitrine d'un salon de thé où on y déguste cafés, thés et boissons fraîches accompagnés de pâtisseries et viennoiseries artisanales.</text:p>
      <text:p text:style-name="P1"/>
      <text:p text:style-name="P1"/>
      <text:p text:style-name="P13">Objectifs :</text:p>
      <text:p text:style-name="P1">Le salon de thé « <text:span text:style-name="T1">Pause Gourmande </text:span>» veut faire connaître son secteur géographique, son service <text:s text:c="2"/>(dégustations diverses :boissons, pâtisseries et viennoiseries ), son ambiance et son accès wifi. </text:p>
      <text:p text:style-name="P1"/>
      <text:p text:style-name="P1"/>
      <text:p text:style-name="P4"><text:s/>Le <text:s/>MVP sera donc :</text:p>
      <text:list xml:id="list7937136438493686182" text:style-name="L1">
        <text:list-item>
          <text:list>
            <text:list-item>
              <text:p text:style-name="P7">De créer un logo pour <text:s/>faire connaître l'enseigne et marquer la clientèle .</text:p>
            </text:list-item>
            <text:list-item>
              <text:p text:style-name="P10">D’indiquer le nom, l'adresse, le numéro de téléphone, les horaires et l'emplacement du salon de thé.</text:p>
            </text:list-item>
            <text:list-item>
              <text:p text:style-name="P10">D' illustrer la boutique à travers des photos par exemple. </text:p>
            </text:list-item>
            <text:list-item>
              <text:p text:style-name="P7">De signaler la possibilité de consommer sur place et/ou à emporter. </text:p>
            </text:list-item>
            <text:list-item>
              <text:p text:style-name="P7">De préciser le type de préparations artisanales.</text:p>
            </text:list-item>
            <text:list-item>
              <text:p text:style-name="P7">D'énoncer le type de paiements possibles : par carte bleue, ticket restaurant, chèque et espèce.</text:p>
              <text:p text:style-name="P7"/>
            </text:list-item>
          </text:list>
        </text:list-item>
      </text:list>
      <text:p text:style-name="P1"/>
      <text:p text:style-name="P4">Les évolutions potentielles seront donc :</text:p>
      <text:list xml:id="list6725798078467343630" text:style-name="L2">
        <text:list-item>
          <text:list>
            <text:list-item>
              <text:p text:style-name="P8">La <text:s/>présentation des différents espaces intérieurs de l' enseigne.</text:p>
            </text:list-item>
            <text:list-item>
              <text:p text:style-name="P8">La création d'une ambiance sonore en ouverture du site (via un lecteur audio).</text:p>
            </text:list-item>
            <text:list-item>
              <text:p text:style-name="P8">La conception d' une carte des différents produits.</text:p>
            </text:list-item>
            <text:list-item>
              <text:p text:style-name="P8">La réalisation d'une ancre pour revenir en haut de <text:s/>la page.</text:p>
            </text:list-item>
            <text:list-item>
              <text:p text:style-name="P8">L' ajout d'un petit texte accompagnant chaque photo pour imprégner le client de l' ambiance et susciter l' envie de déguster .</text:p>
            </text:list-item>
            <text:list-item>
              <text:p text:style-name="P8">La possibilité d’accéder aux réseaux sociaux de l'enseigne.</text:p>
            </text:list-item>
          </text:list>
        </text:list-item>
      </text:list>
      <text:p text:style-name="P1"/>
      <text:p text:style-name="P1"/>
      <text:p text:style-name="P1"><text:span text:style-name="T2">Les fonctionnalités du projet se présenteront sous la forme:</text:span>.</text:p>
      <text:list xml:id="list1746847704295088782" text:style-name="L3">
        <text:list-item>
          <text:list>
            <text:list-item>
              <text:p text:style-name="P9">Création de deux modales pour présenter la carte du salon de thé et de la carte Google maps. </text:p>
            </text:list-item>
            <text:list-item>
              <text:p text:style-name="P9">D' un lecteur audio.</text:p>
            </text:list-item>
          </text:list>
        </text:list-item>
      </text:list>
      <text:p text:style-name="P4"/>
      <text:p text:style-name="P4"/>
      <text:p text:style-name="P4">Technologies utilisée :</text:p>
      <text:p text:style-name="P1">HTML, CSS , Bootstrap, JAVASCRIPT</text:p>
      <text:p text:style-name="P4"/>
      <text:p text:style-name="P4"/>
      <text:p text:style-name="P4"/>
      <text:p text:style-name="P4"><text:soft-page-break/>La clientèle visée sera :</text:p>
      <text:p text:style-name="P1">Tout public car ce type d'institution attire les passionnés de boissons chaudes et pâtisseries, viennoiseries en tout genres ainsi chacun y trouvera son compte: habitués de salon de thé pour temps de pause ou encore travailleurs en coworking. </text:p>
      <text:p text:style-name="P1"/>
      <text:p text:style-name="P1"><text:span text:style-name="T2">La compatibilité des navigateurs sera </text:span>:</text:p>
      <text:p text:style-name="P1">Google Chrome, Firefox, Safari, Edge.</text:p>
      <text:p text:style-name="P1"><text:s/></text:p>
      <text:p text:style-name="P1"/>
      <text:p text:style-name="P1"/>
      <text:p text:style-name="P1"/>
      <text:p text:style-name="P1"><text:s/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><text:s text:c="7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dalia andre</meta:initial-creator>
    <meta:creation-date>2021-09-07T14:21:16.54</meta:creation-date>
    <dc:date>2021-09-08T19:05:13.09</dc:date>
    <dc:creator>cidalia andre</dc:creator>
    <meta:editing-duration>PT7H43M57S</meta:editing-duration>
    <meta:editing-cycles>6</meta:editing-cycles>
    <meta:generator>OpenOffice/4.1.10$Win32 OpenOffice.org_project/4110m2$Build-9807</meta:generator>
    <meta:document-statistic meta:table-count="0" meta:image-count="0" meta:object-count="0" meta:page-count="2" meta:paragraph-count="34" meta:word-count="326" meta:character-count="2093"/>
  </office:meta>
</office:document-meta>
</file>